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9cm" fo:min-width="7.247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639cm" fo:min-width="1.532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0.889cm" svg:x="1.508cm" svg:y="2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7cm" svg:height="0.889cm" svg:x="11.287cm" svg:y="2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0.889cm" svg:x="9.255cm" svg:y="2.65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207cm" svg:height="0.962cm" svg:x="3.159cm" svg:y="1.181cm">
          <draw:text-box>
            <text:p>1st Epoch</text:p>
          </draw:text-box>
        </draw:frame>
        <draw:frame draw:style-name="gr3" draw:text-style-name="P3" draw:layer="layout" svg:width="5.207cm" svg:height="0.962cm" svg:x="12.811cm" svg:y="1.181cm">
          <draw:text-box>
            <text:p>2nd Epoch</text:p>
          </draw:text-box>
        </draw:frame>
        <draw:line draw:style-name="gr4" draw:text-style-name="P4" draw:layer="layout" svg:x1="1.508cm" svg:y1="2.27cm" svg:x2="9.255cm" svg:y2="2.27cm">
          <text:p/>
        </draw:line>
        <draw:line draw:style-name="gr4" draw:text-style-name="P4" draw:layer="layout" svg:x1="11.287cm" svg:y1="2.27cm" svg:x2="19.034cm" svg:y2="2.27cm">
          <text:p/>
        </draw:line>
        <draw:line draw:style-name="gr4" draw:text-style-name="P4" draw:layer="layout" svg:x1="9.255cm" svg:y1="4.175cm" svg:x2="11.414cm" svg:y2="4.175cm">
          <text:p/>
        </draw:line>
        <draw:frame draw:style-name="gr5" draw:text-style-name="P3" draw:layer="layout" svg:width="5.461cm" svg:height="0.962cm" svg:x="10.017cm" svg:y="4.429cm">
          <draw:text-box>
            <text:p>Reset seg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0:27:10.436478171</meta:creation-date>
    <dc:date>2017-01-08T10:31:37.822648094</dc:date>
    <meta:editing-duration>PT4M58S</meta:editing-duration>
    <meta:editing-cycles>1</meta:editing-cycles>
    <meta:document-statistic meta:object-count="9"/>
    <meta:generator>LibreOffice/5.2.3.3$Linux_X86_64 LibreOffice_project/20$Build-3</meta:generator>
  </office:meta>
</office:document-meta>
</file>